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font-size="25pt" style:font-size-asian="25pt" style:font-size-complex="25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923cm" svg:x="4.5cm" svg:y="0.439cm" presentation:class="title" presentation:user-transformed="true">
          <draw:text-box>
            <text:p text:style-name="P1"><text:span text:style-name="T1">QB Networks &amp; Masscollabs Services</text:span><text:span text:style-name="T1"><text:line-break/></text:span><text:span text:style-name="T1">and</text:span><text:span text:style-name="T1"><text:line-break/></text:span><text:span text:style-name="T1">PSD UNIX</text:span>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“winds of change”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923cm" svg:x="4.5cm" svg:y="0.439cm" presentation:class="title" presentation:user-transformed="true">
          <draw:text-box>
            <text:p text:style-name="P2"><text:span text:style-name="T1">QB Networks &amp; Masscollabs Services</text:span><text:span text:style-name="T1"><text:line-break/></text:span><text:span text:style-name="T1">and</text:span><text:span text:style-name="T1"><text:line-break/></text:span><text:span text:style-name="T1">PSD UNIX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 peaceful community has been built by the Core Team</text:p>
              </text:list-item>
              <text:list-item>
                <text:p>Trainings are ready for individuals and organizations</text:p>
              </text:list-item>
              <text:list-item>
                <text:p>R&amp;D activity is going on</text:p>
              </text:list-item>
              <text:list-item>
                <text:p>Focused to lead to Free Software Mov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5" draw:layer="layout" svg:width="22.5cm" svg:height="2.923cm" svg:x="4.5cm" svg:y="0.439cm" presentation:class="title" presentation:user-transformed="true">
          <draw:text-box>
            <text:p text:style-name="P2"><text:span text:style-name="T1">QB Networks &amp; Masscollabs Services</text:span><text:span text:style-name="T1"><text:line-break/></text:span><text:span text:style-name="T1">and</text:span><text:span text:style-name="T1"><text:line-break/></text:span><text:span text:style-name="T1">PSD UNIX</text:span></text:p>
          </draw:text-box>
        </draw:frame>
        <draw:frame presentation:style-name="pr4" draw:text-style-name="P5" draw:layer="layout" svg:width="22.5cm" svg:height="9.134cm" svg:x="4.5cm" svg:y="3.8cm" presentation:class="outline">
          <draw:text-box>
            <text:list text:style-name="L3">
              <text:list-item>
                <text:p text:style-name="P6">CC BY-SA 4.0 or later</text:p>
              </text:list-item>
              <text:list-item>
                <text:p text:style-name="P6">By Mert Gör : <text:a xlink:href="mailto:mertgor@qbnetworks.xyz" xlink:type="simple">mertgor@qbnetworks.xyz</text:a></text:p>
              </text:list-item>
              <text:list-item>
                <text:p text:style-name="P6">GPG Key ID: 0xD200B456637BC4F3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5" draw:layer="layout" svg:width="22.5cm" svg:height="2.923cm" svg:x="4.5cm" svg:y="0.439cm" presentation:class="title" presentation:user-transformed="true">
          <draw:text-box>
            <text:p text:style-name="P2"><text:span text:style-name="T1">QB Networks &amp; Masscollabs Services</text:span><text:span text:style-name="T1"><text:line-break/></text:span><text:span text:style-name="T1">and</text:span><text:span text:style-name="T1"><text:line-break/></text:span><text:span text:style-name="T1">PSD UNIX</text:span></text:p>
          </draw:text-box>
        </draw:frame>
        <draw:frame presentation:style-name="pr4" draw:text-style-name="P5" draw:layer="layout" svg:width="22.5cm" svg:height="9.134cm" svg:x="4.5cm" svg:y="3.8cm" presentation:class="outline">
          <draw:text-box>
            <text:list text:style-name="L3">
              <text:list-item>
                <text:p text:style-name="P6">Telegram Group : <text:a xlink:href="https://t.me/masscollabs" xlink:type="simple">https://t.me/masscollabs</text:a></text:p>
              </text:list-item>
              <text:list-item>
                <text:p text:style-name="P6">libera.chat IRC Channel : #masscollabs</text:p>
                <text:p text:style-name="P6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6:43:00.762049229</meta:creation-date>
    <meta:editing-duration>PT7M1S</meta:editing-duration>
    <meta:editing-cycles>10</meta:editing-cycles>
    <meta:generator>LibreOffice/7.4.7.2$Linux_X86_64 LibreOffice_project/40$Build-2</meta:generator>
    <dc:title>DNA</dc:title>
    <dc:date>2024-09-30T16:50:04.813929468</dc:date>
    <meta:document-statistic meta:object-count="118"/>
  </office:meta>
</office:document-meta>
</file>